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123.51pt"/>
    </style:style>
    <style:style style:name="co5" style:family="table-column">
      <style:table-column-properties fo:break-before="auto" style:column-width="127.36pt"/>
    </style:style>
    <style:style style:name="co6" style:family="table-column">
      <style:table-column-properties fo:break-before="auto" style:column-width="232.36pt"/>
    </style:style>
    <style:style style:name="co7" style:family="table-column">
      <style:table-column-properties fo:break-before="auto" style:column-width="176.7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62.25pt" fo:break-before="auto" style:use-optimal-row-height="false"/>
    </style:style>
    <style:style style:name="ro2" style:family="table-row">
      <style:table-row-properties style:row-height="44.2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666666"/>
    </style:style>
    <style:style style:name="ce4" style:family="table-cell" style:parent-style-name="Default">
      <style:table-cell-properties fo:background-color="#000000"/>
      <style:text-properties fo:font-size="20pt" style:font-size-asian="20pt" style:font-size-complex="20pt"/>
    </style:style>
    <style:style style:name="ce5" style:family="table-cell" style:parent-style-name="Default">
      <style:table-cell-properties fo:background-color="#dddddd" fo:wrap-option="wrap" style:shrink-to-fit="fals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T1" style:family="text">
      <style:text-properties fo:color="#ffffff"/>
    </style:style>
    <style:style style:name="T2" style:family="text">
      <style:text-properties fo:color="#f58220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ce2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table:number-columns-repeated="3"/>
          <table:table-cell table:style-name="ce4" office:value-type="string" calcext:value-type="string">
            <text:p><text:span text:style-name="T1">How Many Phenom II's is My CPU! </text:span><text:span text:style-name="T2">(Multi Threads)</text:span></text:p>
          </table:table-cell>
          <table:table-cell table:style-name="ce1" table:number-columns-repeated="10"/>
          <table:table-cell/>
        </table:table-row>
        <table:table-row table:style-name="ro2">
          <table:table-cell table:style-name="Default"/>
          <table:table-cell table:style-name="ce2" office:value-type="string" calcext:value-type="string">
            <text:p>Run 1/10</text:p>
          </table:table-cell>
          <table:table-cell table:style-name="ce2" office:value-type="string" calcext:value-type="string">
            <text:p>Run 2/10</text:p>
          </table:table-cell>
          <table:table-cell table:style-name="ce2" office:value-type="string" calcext:value-type="string">
            <text:p>Run 3/10</text:p>
          </table:table-cell>
          <table:table-cell table:style-name="ce2" office:value-type="string" calcext:value-type="string">
            <text:p>Run 4/10</text:p>
          </table:table-cell>
          <table:table-cell table:style-name="ce2" office:value-type="string" calcext:value-type="string">
            <text:p>Run 5/10</text:p>
          </table:table-cell>
          <table:table-cell table:style-name="ce2" office:value-type="string" calcext:value-type="string">
            <text:p>Run 6/10</text:p>
          </table:table-cell>
          <table:table-cell table:style-name="ce2" office:value-type="string" calcext:value-type="string">
            <text:p>Run 7/10</text:p>
          </table:table-cell>
          <table:table-cell table:style-name="ce2" office:value-type="string" calcext:value-type="string">
            <text:p>Run 8/10</text:p>
          </table:table-cell>
          <table:table-cell table:style-name="ce2" office:value-type="string" calcext:value-type="string">
            <text:p>Run 9/10</text:p>
          </table:table-cell>
          <table:table-cell table:style-name="ce2" office:value-type="string" calcext:value-type="string">
            <text:p>Run 10/10</text:p>
          </table:table-cell>
          <table:table-cell table:style-name="ce2" office:value-type="string" calcext:value-type="string">
            <text:p>Billion instructions/second</text:p>
          </table:table-cell>
          <table:table-cell table:style-name="ce5" office:value-type="string" calcext:value-type="string">
            <text:p>Phenom's II's worth's (AMD Quad Core Phenom II 810 from the year 2009)</text:p>
          </table:table-cell>
          <table:table-cell table:style-name="ce2"/>
          <table:table-cell/>
        </table:table-row>
        <table:table-row table:style-name="ro3">
          <table:table-cell office:value-type="string" calcext:value-type="string">
            <text:p>1. ADD REG, 1</text:p>
          </table:table-cell>
          <table:table-cell office:value-type="float" office:value="1.263028" calcext:value-type="float">
            <text:p>1.263028</text:p>
          </table:table-cell>
          <table:table-cell office:value-type="float" office:value="1.272274" calcext:value-type="float">
            <text:p>1.272274</text:p>
          </table:table-cell>
          <table:table-cell office:value-type="float" office:value="1.276347" calcext:value-type="float">
            <text:p>1.276347</text:p>
          </table:table-cell>
          <table:table-cell office:value-type="float" office:value="1.26282" calcext:value-type="float">
            <text:p>1.26282</text:p>
          </table:table-cell>
          <table:table-cell office:value-type="float" office:value="1.278698" calcext:value-type="float">
            <text:p>1.278698</text:p>
          </table:table-cell>
          <table:table-cell office:value-type="float" office:value="1.269026" calcext:value-type="float">
            <text:p>1.269026</text:p>
          </table:table-cell>
          <table:table-cell office:value-type="float" office:value="1.27751" calcext:value-type="float">
            <text:p>1.27751</text:p>
          </table:table-cell>
          <table:table-cell office:value-type="float" office:value="1.268855" calcext:value-type="float">
            <text:p>1.268855</text:p>
          </table:table-cell>
          <table:table-cell office:value-type="float" office:value="1.281985" calcext:value-type="float">
            <text:p>1.281985</text:p>
          </table:table-cell>
          <table:table-cell office:value-type="float" office:value="1.273624" calcext:value-type="float">
            <text:p>1.273624</text:p>
          </table:table-cell>
          <table:table-cell office:value-type="float" office:value="85.027278" calcext:value-type="float">
            <text:p>85.027278</text:p>
          </table:table-cell>
          <table:table-cell office:value-type="float" office:value="2.824829" calcext:value-type="float">
            <text:p>2.824829</text:p>
          </table:table-cell>
          <table:table-cell table:style-name="ce6" office:value-type="string" calcext:value-type="string">
            <text:p>Rizen 1600 AF (stepping 2)</text:p>
          </table:table-cell>
          <table:table-cell/>
        </table:table-row>
        <table:table-row table:style-name="ro3">
          <table:table-cell office:value-type="string" calcext:value-type="string">
            <text:p>2. AND REG, REG</text:p>
          </table:table-cell>
          <table:table-cell office:value-type="float" office:value="1.268109" calcext:value-type="float">
            <text:p>1.268109</text:p>
          </table:table-cell>
          <table:table-cell office:value-type="float" office:value="1.263455" calcext:value-type="float">
            <text:p>1.263455</text:p>
          </table:table-cell>
          <table:table-cell office:value-type="float" office:value="1.260832" calcext:value-type="float">
            <text:p>1.260832</text:p>
          </table:table-cell>
          <table:table-cell office:value-type="float" office:value="1.26422" calcext:value-type="float">
            <text:p>1.26422</text:p>
          </table:table-cell>
          <table:table-cell office:value-type="float" office:value="1.267419" calcext:value-type="float">
            <text:p>1.267419</text:p>
          </table:table-cell>
          <table:table-cell office:value-type="float" office:value="1.272387" calcext:value-type="float">
            <text:p>1.272387</text:p>
          </table:table-cell>
          <table:table-cell office:value-type="float" office:value="1.268454" calcext:value-type="float">
            <text:p>1.268454</text:p>
          </table:table-cell>
          <table:table-cell office:value-type="float" office:value="1.268094" calcext:value-type="float">
            <text:p>1.268094</text:p>
          </table:table-cell>
          <table:table-cell office:value-type="float" office:value="1.272007" calcext:value-type="float">
            <text:p>1.272007</text:p>
          </table:table-cell>
          <table:table-cell office:value-type="float" office:value="1.270029" calcext:value-type="float">
            <text:p>1.270029</text:p>
          </table:table-cell>
          <table:table-cell office:value-type="float" office:value="85.161377" calcext:value-type="float">
            <text:p>85.161377</text:p>
          </table:table-cell>
          <table:table-cell office:value-type="float" office:value="2.786243" calcext:value-type="float">
            <text:p>2.786243</text:p>
          </table:table-cell>
          <table:table-cell table:style-name="ce6" office:value-type="string" calcext:value-type="string">
            <text:p>Rizen 1600 AF (stepping 2)</text:p>
          </table:table-cell>
          <table:table-cell/>
        </table:table-row>
        <table:table-row table:style-name="ro3">
          <table:table-cell office:value-type="string" calcext:value-type="string">
            <text:p>3. SHR REG, CL</text:p>
          </table:table-cell>
          <table:table-cell office:value-type="float" office:value="1.263561" calcext:value-type="float">
            <text:p>1.263561</text:p>
          </table:table-cell>
          <table:table-cell office:value-type="float" office:value="1.268037" calcext:value-type="float">
            <text:p>1.268037</text:p>
          </table:table-cell>
          <table:table-cell office:value-type="float" office:value="1.274772" calcext:value-type="float">
            <text:p>1.274772</text:p>
          </table:table-cell>
          <table:table-cell office:value-type="float" office:value="1.271063" calcext:value-type="float">
            <text:p>1.271063</text:p>
          </table:table-cell>
          <table:table-cell office:value-type="float" office:value="1.273425" calcext:value-type="float">
            <text:p>1.273425</text:p>
          </table:table-cell>
          <table:table-cell office:value-type="float" office:value="1.271281" calcext:value-type="float">
            <text:p>1.271281</text:p>
          </table:table-cell>
          <table:table-cell office:value-type="float" office:value="1.278965" calcext:value-type="float">
            <text:p>1.278965</text:p>
          </table:table-cell>
          <table:table-cell office:value-type="float" office:value="1.273625" calcext:value-type="float">
            <text:p>1.273625</text:p>
          </table:table-cell>
          <table:table-cell office:value-type="float" office:value="1.269847" calcext:value-type="float">
            <text:p>1.269847</text:p>
          </table:table-cell>
          <table:table-cell office:value-type="float" office:value="1.281082" calcext:value-type="float">
            <text:p>1.281082</text:p>
          </table:table-cell>
          <table:table-cell office:value-type="float" office:value="84.977431" calcext:value-type="float">
            <text:p>84.977431</text:p>
          </table:table-cell>
          <table:table-cell office:value-type="float" office:value="2.822515" calcext:value-type="float">
            <text:p>2.822515</text:p>
          </table:table-cell>
          <table:table-cell table:style-name="ce6" office:value-type="string" calcext:value-type="string">
            <text:p>Rizen 1600 AF (stepping 2)</text:p>
          </table:table-cell>
          <table:table-cell/>
        </table:table-row>
        <table:table-row table:style-name="ro3">
          <table:table-cell office:value-type="string" calcext:value-type="string">
            <text:p>4. PADDB MMX</text:p>
          </table:table-cell>
          <table:table-cell office:value-type="float" office:value="0.423176" calcext:value-type="float">
            <text:p>0.423176</text:p>
          </table:table-cell>
          <table:table-cell office:value-type="float" office:value="0.421787" calcext:value-type="float">
            <text:p>0.421787</text:p>
          </table:table-cell>
          <table:table-cell office:value-type="float" office:value="0.423605" calcext:value-type="float">
            <text:p>0.423605</text:p>
          </table:table-cell>
          <table:table-cell office:value-type="float" office:value="0.42208" calcext:value-type="float">
            <text:p>0.42208</text:p>
          </table:table-cell>
          <table:table-cell office:value-type="float" office:value="0.422728" calcext:value-type="float">
            <text:p>0.422728</text:p>
          </table:table-cell>
          <table:table-cell office:value-type="float" office:value="0.421617" calcext:value-type="float">
            <text:p>0.421617</text:p>
          </table:table-cell>
          <table:table-cell office:value-type="float" office:value="0.421691" calcext:value-type="float">
            <text:p>0.421691</text:p>
          </table:table-cell>
          <table:table-cell office:value-type="float" office:value="0.423291" calcext:value-type="float">
            <text:p>0.423291</text:p>
          </table:table-cell>
          <table:table-cell office:value-type="float" office:value="0.420526" calcext:value-type="float">
            <text:p>0.420526</text:p>
          </table:table-cell>
          <table:table-cell office:value-type="float" office:value="0.423003" calcext:value-type="float">
            <text:p>0.423003</text:p>
          </table:table-cell>
          <table:table-cell office:value-type="float" office:value="255.333294" calcext:value-type="float">
            <text:p>255.333294</text:p>
          </table:table-cell>
          <table:table-cell office:value-type="float" office:value="3.091641" calcext:value-type="float">
            <text:p>3.091641</text:p>
          </table:table-cell>
          <table:table-cell table:style-name="ce6" office:value-type="string" calcext:value-type="string">
            <text:p>Rizen 1600 AF (stepping 2)</text:p>
          </table:table-cell>
          <table:table-cell/>
        </table:table-row>
        <table:table-row table:style-name="ro3">
          <table:table-cell office:value-type="string" calcext:value-type="string">
            <text:p>5. CMOVcc REG, REG</text:p>
          </table:table-cell>
          <table:table-cell office:value-type="float" office:value="1.264586" calcext:value-type="float">
            <text:p>1.264586</text:p>
          </table:table-cell>
          <table:table-cell office:value-type="float" office:value="1.276713" calcext:value-type="float">
            <text:p>1.276713</text:p>
          </table:table-cell>
          <table:table-cell office:value-type="float" office:value="1.274344" calcext:value-type="float">
            <text:p>1.274344</text:p>
          </table:table-cell>
          <table:table-cell office:value-type="float" office:value="1.27497" calcext:value-type="float">
            <text:p>1.27497</text:p>
          </table:table-cell>
          <table:table-cell office:value-type="float" office:value="1.275569" calcext:value-type="float">
            <text:p>1.275569</text:p>
          </table:table-cell>
          <table:table-cell office:value-type="float" office:value="1.288152" calcext:value-type="float">
            <text:p>1.288152</text:p>
          </table:table-cell>
          <table:table-cell office:value-type="float" office:value="1.274841" calcext:value-type="float">
            <text:p>1.274841</text:p>
          </table:table-cell>
          <table:table-cell office:value-type="float" office:value="1.275771" calcext:value-type="float">
            <text:p>1.275771</text:p>
          </table:table-cell>
          <table:table-cell office:value-type="float" office:value="1.277199" calcext:value-type="float">
            <text:p>1.277199</text:p>
          </table:table-cell>
          <table:table-cell office:value-type="float" office:value="1.271945" calcext:value-type="float">
            <text:p>1.271945</text:p>
          </table:table-cell>
          <table:table-cell office:value-type="float" office:value="84.908548" calcext:value-type="float">
            <text:p>84.908548</text:p>
          </table:table-cell>
          <table:table-cell office:value-type="float" office:value="2.821655" calcext:value-type="float">
            <text:p>2.821655</text:p>
          </table:table-cell>
          <table:table-cell table:style-name="ce6" office:value-type="string" calcext:value-type="string">
            <text:p>Rizen 1600 AF (stepping 2)</text:p>
          </table:table-cell>
          <table:table-cell/>
        </table:table-row>
        <table:table-row table:style-name="ro3">
          <table:table-cell office:value-type="string" calcext:value-type="string">
            <text:p>6. FLOPS</text:p>
          </table:table-cell>
          <table:table-cell office:value-type="float" office:value="0.631929" calcext:value-type="float">
            <text:p>0.631929</text:p>
          </table:table-cell>
          <table:table-cell office:value-type="float" office:value="0.630369" calcext:value-type="float">
            <text:p>0.630369</text:p>
          </table:table-cell>
          <table:table-cell office:value-type="float" office:value="0.630848" calcext:value-type="float">
            <text:p>0.630848</text:p>
          </table:table-cell>
          <table:table-cell office:value-type="float" office:value="0.630435" calcext:value-type="float">
            <text:p>0.630435</text:p>
          </table:table-cell>
          <table:table-cell office:value-type="float" office:value="0.629706" calcext:value-type="float">
            <text:p>0.629706</text:p>
          </table:table-cell>
          <table:table-cell office:value-type="float" office:value="0.632921" calcext:value-type="float">
            <text:p>0.632921</text:p>
          </table:table-cell>
          <table:table-cell office:value-type="float" office:value="0.62712" calcext:value-type="float">
            <text:p>0.62712</text:p>
          </table:table-cell>
          <table:table-cell office:value-type="float" office:value="0.631372" calcext:value-type="float">
            <text:p>0.631372</text:p>
          </table:table-cell>
          <table:table-cell office:value-type="float" office:value="0.630969" calcext:value-type="float">
            <text:p>0.630969</text:p>
          </table:table-cell>
          <table:table-cell office:value-type="float" office:value="0.634975" calcext:value-type="float">
            <text:p>0.634975</text:p>
          </table:table-cell>
          <table:table-cell office:value-type="float" office:value="171.217943" calcext:value-type="float">
            <text:p>171.217943</text:p>
          </table:table-cell>
          <table:table-cell office:value-type="float" office:value="4.138547" calcext:value-type="float">
            <text:p>4.138547</text:p>
          </table:table-cell>
          <table:table-cell table:style-name="ce6" office:value-type="string" calcext:value-type="string">
            <text:p>Rizen 1600 AF (stepping 2)</text:p>
          </table:table-cell>
          <table:table-cell/>
        </table:table-row>
        <table:table-row table:style-name="ro3">
          <table:table-cell office:value-type="string" calcext:value-type="string">
            <text:p>7. IMUL REG, REG</text:p>
          </table:table-cell>
          <table:table-cell office:value-type="float" office:value="4.96602" calcext:value-type="float">
            <text:p>4.96602</text:p>
          </table:table-cell>
          <table:table-cell office:value-type="float" office:value="4.960677" calcext:value-type="float">
            <text:p>4.960677</text:p>
          </table:table-cell>
          <table:table-cell office:value-type="float" office:value="4.960303" calcext:value-type="float">
            <text:p>4.960303</text:p>
          </table:table-cell>
          <table:table-cell office:value-type="float" office:value="4.960842" calcext:value-type="float">
            <text:p>4.960842</text:p>
          </table:table-cell>
          <table:table-cell office:value-type="float" office:value="4.96205" calcext:value-type="float">
            <text:p>4.96205</text:p>
          </table:table-cell>
          <table:table-cell office:value-type="float" office:value="4.96718" calcext:value-type="float">
            <text:p>4.96718</text:p>
          </table:table-cell>
          <table:table-cell office:value-type="float" office:value="4.952017" calcext:value-type="float">
            <text:p>4.952017</text:p>
          </table:table-cell>
          <table:table-cell office:value-type="float" office:value="4.964335" calcext:value-type="float">
            <text:p>4.964335</text:p>
          </table:table-cell>
          <table:table-cell office:value-type="float" office:value="4.959193" calcext:value-type="float">
            <text:p>4.959193</text:p>
          </table:table-cell>
          <table:table-cell office:value-type="float" office:value="4.959073" calcext:value-type="float">
            <text:p>4.959073</text:p>
          </table:table-cell>
          <table:table-cell table:number-columns-repeated="2" office:value-type="float" office:value="21.682917" calcext:value-type="float">
            <text:p>21.682917</text:p>
          </table:table-cell>
          <table:table-cell table:style-name="ce6" office:value-type="string" calcext:value-type="string">
            <text:p>Rizen 1600 AF (stepping 2)</text:p>
          </table:table-cell>
          <table:table-cell/>
        </table:table-row>
        <table:table-row table:style-name="ro3">
          <table:table-cell table:style-name="ce3"/>
          <table:table-cell table:style-name="ce2" table:number-columns-repeated="13"/>
          <table:table-cell/>
        </table:table-row>
        <table:table-row table:style-name="ro3" table:number-rows-repeated="557">
          <table:table-cell table:number-columns-repeated="15"/>
        </table:table-row>
        <table:table-row table:style-name="ro3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04T18:53:30.901725468</dc:date>
    <meta:editing-duration>PT10M42S</meta:editing-duration>
    <meta:editing-cycles>1</meta:editing-cycles>
    <meta:document-statistic meta:table-count="1" meta:cell-count="111" meta:object-count="0"/>
    <meta:generator>LibreOffice/6.0.7.3$Linux_X86_64 LibreOffice_project/00m0$Build-3</meta:generator>
  </office:meta>
</office:document-meta>
</file>